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A60000022242DEB931563D07D0.png" manifest:media-type="image/png"/>
  <manifest:file-entry manifest:full-path="Pictures/10000001000006260000027146FC6EDE2652A1D5.png" manifest:media-type="image/png"/>
  <manifest:file-entry manifest:full-path="Pictures/1000000100000613000002191BFA0D4D65DD2404.png" manifest:media-type="image/png"/>
  <manifest:file-entry manifest:full-path="Pictures/1000000100000100000001008F28E5B8FA7507F1.png" manifest:media-type="image/png"/>
  <manifest:file-entry manifest:full-path="Pictures/10000001000006C30000010FDDA0B9FBDBA90633.png" manifest:media-type="image/png"/>
  <manifest:file-entry manifest:full-path="Pictures/10000001000006820000034D4FBCC35CC9C8A0F9.png" manifest:media-type="image/png"/>
  <manifest:file-entry manifest:full-path="Pictures/1000000100000648000003FDA3B7EFF3B440A52F.png" manifest:media-type="image/png"/>
  <manifest:file-entry manifest:full-path="Pictures/100000010000070C000004A27EC1C5E01E309FFC.png" manifest:media-type="image/png"/>
  <manifest:file-entry manifest:full-path="Pictures/1000000100000400000004000888F13F959D4D0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12.218cm" fo:min-width="27.716cm"/>
    </style:style>
    <style:style style:name="gr6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8.721cm" fo:min-width="27.716cm"/>
    </style:style>
    <style:style style:name="gr7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3.973cm" fo:min-width="27.716cm"/>
    </style:style>
    <style:style style:name="gr8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14.919cm" fo:min-width="27.716cm"/>
    </style:style>
    <style:style style:name="gr9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12.672cm" fo:min-width="27.716cm"/>
    </style:style>
    <style:style style:name="gr10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9.029cm" fo:min-width="27.716cm"/>
    </style:style>
    <style:style style:name="gr11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12.677cm" fo:min-width="27.716cm"/>
    </style:style>
    <style:style style:name="gr12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10.315cm" fo:min-width="27.716cm"/>
    </style:style>
    <style:style style:name="gr13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10.546cm" fo:min-width="27.716cm"/>
    </style:style>
    <style:style style:name="gr14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8.255cm" fo:min-width="27.716cm"/>
    </style:style>
    <style:style style:name="gr15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14.328cm" fo:min-width="27.716cm"/>
    </style:style>
    <style:style style:name="gr16" style:family="graphic" style:parent-style-name="standard">
      <style:graphic-properties draw:stroke="none" svg:stroke-color="#000000" draw:fill="solid" draw:fill-color="#282828" draw:textarea-horizontal-align="justify" draw:textarea-vertical-align="middle" draw:auto-grow-height="false" fo:min-height="10.439cm" fo:min-width="27.716cm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subtitle">
      <style:graphic-properties draw:fill-color="#ffffff" fo:min-height="16.255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r6" style:family="presentation" style:parent-style-name="Predeterminado-title">
      <style:graphic-properties fo:min-height="3.506cm"/>
      <style:paragraph-properties style:writing-mode="lr-tb"/>
    </style:style>
    <style:style style:name="pr7" style:family="presentation" style:parent-style-name="Predeterminado-subtitle">
      <style:graphic-properties draw:fill-color="#ffffff" fo:min-height="12.179cm"/>
      <style:paragraph-properties style:writing-mode="lr-tb"/>
    </style:style>
    <style:style style:name="pr8" style:family="presentation" style:parent-style-name="Predeterminado-outline1">
      <style:graphic-properties fo:min-height="11.929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282828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36pt" style:font-size-asian="36pt" style:font-size-complex="36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color="#ffffff" loext:opacity="100%" fo:font-size="68pt" style:font-size-asian="68pt" style:font-size-complex="68pt"/>
    </style:style>
    <style:style style:name="T4" style:family="text">
      <style:text-properties fo:color="#cccccc" loext:opacity="100%" fo:font-size="24pt" style:font-size-asian="24pt" style:font-size-complex="24pt"/>
    </style:style>
    <style:style style:name="T5" style:family="text">
      <style:text-properties fo:color="#ffffff" loext:opacity="100%" fo:font-size="54pt"/>
    </style:style>
    <style:style style:name="T6" style:family="text">
      <style:text-properties fo:font-size="48pt" fo:font-weight="normal" style:font-size-asian="48pt" style:font-weight-asian="normal" style:font-size-complex="48pt" style:font-weight-complex="normal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Función map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8.407cm" svg:x="-0.01cm" svg:y="0.492cm">
          <draw:image xlink:href="Pictures/100000010000070C000004A27EC1C5E01E309FFC.png" xlink:type="simple" xlink:show="embed" xlink:actuate="onLoad" draw:mime-type="image/png">
            <text:p/>
          </draw:image>
        </draw:frame>
        <draw:custom-shape draw:style-name="gr5" draw:text-style-name="P6" draw:layer="layout" svg:width="28.216cm" svg:height="12.468cm" svg:x="-0.091cm" svg:y="8.6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8.407cm" svg:x="-0.01cm" svg:y="0.492cm">
          <draw:image xlink:href="Pictures/100000010000070C000004A27EC1C5E01E309FFC.png" xlink:type="simple" xlink:show="embed" xlink:actuate="onLoad" draw:mime-type="image/png">
            <text:p/>
          </draw:image>
        </draw:frame>
        <draw:custom-shape draw:style-name="gr6" draw:text-style-name="P6" draw:layer="layout" svg:width="28.216cm" svg:height="8.971cm" svg:x="-0.091cm" svg:y="12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8.407cm" svg:x="-0.01cm" svg:y="0.492cm">
          <draw:image xlink:href="Pictures/100000010000070C000004A27EC1C5E01E309FFC.png" xlink:type="simple" xlink:show="embed" xlink:actuate="onLoad" draw:mime-type="image/png">
            <text:p/>
          </draw:image>
        </draw:frame>
        <draw:custom-shape draw:style-name="gr7" draw:text-style-name="P6" draw:layer="layout" svg:width="28.216cm" svg:height="4.223cm" svg:x="-0.2cm" svg:y="16.8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8.407cm" svg:x="-0.01cm" svg:y="0.492cm">
          <draw:image xlink:href="Pictures/100000010000070C000004A27EC1C5E01E309F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Función filter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4.2cm" svg:x="0.064cm" svg:y="0.71cm">
          <draw:image xlink:href="Pictures/10000001000006820000034D4FBCC35CC9C8A0F9.png" xlink:type="simple" xlink:show="embed" xlink:actuate="onLoad" draw:mime-type="image/png">
            <text:p/>
          </draw:image>
        </draw:frame>
        <draw:custom-shape draw:style-name="gr8" draw:text-style-name="P6" draw:layer="layout" svg:width="28.216cm" svg:height="15.169cm" svg:x="-0.091cm" svg:y="5.9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4.2cm" svg:x="0.064cm" svg:y="0.71cm">
          <draw:image xlink:href="Pictures/10000001000006820000034D4FBCC35CC9C8A0F9.png" xlink:type="simple" xlink:show="embed" xlink:actuate="onLoad" draw:mime-type="image/png">
            <text:p/>
          </draw:image>
        </draw:frame>
        <draw:custom-shape draw:style-name="gr9" draw:text-style-name="P6" draw:layer="layout" svg:width="28.216cm" svg:height="12.922cm" svg:x="-0.091cm" svg:y="8.2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4.2cm" svg:x="0.064cm" svg:y="0.71cm">
          <draw:image xlink:href="Pictures/10000001000006820000034D4FBCC35CC9C8A0F9.png" xlink:type="simple" xlink:show="embed" xlink:actuate="onLoad" draw:mime-type="image/png">
            <text:p/>
          </draw:image>
        </draw:frame>
        <draw:custom-shape draw:style-name="gr10" draw:text-style-name="P6" draw:layer="layout" svg:width="28.216cm" svg:height="9.279cm" svg:x="-0.091cm" svg:y="11.8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4.2cm" svg:x="0.01cm" svg:y="0.71cm">
          <draw:image xlink:href="Pictures/10000001000006820000034D4FBCC35CC9C8A0F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Función reduce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4.382cm" svg:x="0.027cm" svg:y="3.843cm">
          <draw:image xlink:href="Pictures/10000001000006C30000010FDDA0B9FBDBA906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Predeterminado" presentation:presentation-page-layout-name="AL1T32">
        <office:forms form:automatic-focus="false" form:apply-design-mode="false"/>
        <draw:frame presentation:style-name="pr5" draw:text-style-name="P8" draw:layer="layout" svg:width="25.199cm" svg:height="20.411cm" svg:x="1.4cm" svg:y="0.168cm" presentation:class="subtitle" presentation:user-transformed="true">
          <draw:text-box>
            <text:p><text:span text:style-name="T3">Ninja Training</text:span></text:p>
            <text:p text:style-name="P7"><text:span text:style-name="T4">cinturón blanco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map_filter_reduce</text:span></text:p>
          </draw:text-box>
        </draw:frame>
        <draw:frame draw:style-name="gr4" draw:text-style-name="P5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MALA NOTICIA</text:p>
            <text:p/>
            <text:p><text:span text:style-name="T6">No uses JAMÁS las funciones map, filter y reduce en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BUENA NOTICIA</text:p>
            <text:p/>
            <text:p><text:span text:style-name="T6">Comprehensions</text:span></text:p>
            <text:p><text:span text:style-name="T6"/></text:p>
            <text:p><text:span text:style-name="T7">List|Dict|set|Tuple Comprehens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rehension</text:p>
          </draw:text-box>
        </draw:frame>
        <draw:frame presentation:style-name="pr7" draw:text-style-name="P10" draw:layer="layout" svg:width="25.199cm" svg:height="12.179cm" svg:x="1.4cm" svg:y="4.914cm" presentation:class="subtitle" presentation:user-transformed="true">
          <draw:text-box>
            <text:p><text:span text:style-name="T8">Construcción de Python que permite a secuencias construir otras secuenci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List</text:p>
            <text:p>Comprehension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9.668cm" svg:x="-0.007cm" svg:y="3.353cm">
          <draw:image xlink:href="Pictures/1000000100000613000002191BFA0D4D65DD2404.png" xlink:type="simple" xlink:show="embed" xlink:actuate="onLoad" draw:mime-type="image/png">
            <text:p/>
          </draw:image>
        </draw:frame>
        <draw:custom-shape draw:style-name="gr11" draw:text-style-name="P6" draw:layer="layout" svg:width="28.216cm" svg:height="12.927cm" svg:x="-0.091cm" svg:y="8.2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9.668cm" svg:x="-0.007cm" svg:y="3.353cm">
          <draw:image xlink:href="Pictures/1000000100000613000002191BFA0D4D65DD2404.png" xlink:type="simple" xlink:show="embed" xlink:actuate="onLoad" draw:mime-type="image/png">
            <text:p/>
          </draw:image>
        </draw:frame>
        <draw:custom-shape draw:style-name="gr12" draw:text-style-name="P6" draw:layer="layout" svg:width="28.216cm" svg:height="10.565cm" svg:x="-0.091cm" svg:y="10.5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9.668cm" svg:x="-0.007cm" svg:y="3.353cm">
          <draw:image xlink:href="Pictures/1000000100000613000002191BFA0D4D65DD24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7.777cm" svg:x="0.01cm" svg:y="3.275cm">
          <draw:image xlink:href="Pictures/1000000100000648000003FDA3B7EFF3B440A52F.png" xlink:type="simple" xlink:show="embed" xlink:actuate="onLoad" draw:mime-type="image/png">
            <text:p/>
          </draw:image>
        </draw:frame>
        <draw:custom-shape draw:style-name="gr13" draw:text-style-name="P6" draw:layer="layout" svg:width="28.216cm" svg:height="10.796cm" svg:x="-0.091cm" svg:y="10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7.777cm" svg:x="0.01cm" svg:y="3.275cm">
          <draw:image xlink:href="Pictures/1000000100000648000003FDA3B7EFF3B440A52F.png" xlink:type="simple" xlink:show="embed" xlink:actuate="onLoad" draw:mime-type="image/png">
            <text:p/>
          </draw:image>
        </draw:frame>
        <draw:custom-shape draw:style-name="gr14" draw:text-style-name="P6" draw:layer="layout" svg:width="28.216cm" svg:height="8.505cm" svg:x="-0.091cm" svg:y="12.6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7.777cm" svg:x="0.01cm" svg:y="3.275cm">
          <draw:image xlink:href="Pictures/1000000100000648000003FDA3B7EFF3B440A5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Dict</text:p>
            <text:p>Comprehension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1.116cm" svg:x="0.01cm" svg:y="1.74cm">
          <draw:image xlink:href="Pictures/10000001000006260000027146FC6EDE2652A1D5.png" xlink:type="simple" xlink:show="embed" xlink:actuate="onLoad" draw:mime-type="image/png">
            <text:p/>
          </draw:image>
        </draw:frame>
        <draw:custom-shape draw:style-name="gr15" draw:text-style-name="P6" draw:layer="layout" svg:width="28.216cm" svg:height="14.578cm" svg:x="-0.091cm" svg:y="6.55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1.116cm" svg:x="0.01cm" svg:y="1.74cm">
          <draw:image xlink:href="Pictures/10000001000006260000027146FC6EDE2652A1D5.png" xlink:type="simple" xlink:show="embed" xlink:actuate="onLoad" draw:mime-type="image/png">
            <text:p/>
          </draw:image>
        </draw:frame>
        <draw:custom-shape draw:style-name="gr16" draw:text-style-name="P6" draw:layer="layout" svg:width="28.216cm" svg:height="10.689cm" svg:x="-0.091cm" svg:y="10.4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1.116cm" svg:x="0.01cm" svg:y="1.74cm">
          <draw:image xlink:href="Pictures/10000001000006260000027146FC6EDE2652A1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0.571cm" svg:x="0cm" svg:y="2.616cm">
          <draw:image xlink:href="Pictures/10000001000005A60000022242DEB931563D07D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Predeterminado" presentation:presentation-page-layout-name="AL1T32">
        <office:forms form:automatic-focus="false" form:apply-design-mode="false"/>
        <draw:frame presentation:style-name="pr5" draw:text-style-name="P8" draw:layer="layout" svg:width="25.199cm" svg:height="20.411cm" svg:x="1.4cm" svg:y="0.168cm" presentation:class="subtitle" presentation:user-transformed="true">
          <draw:text-box>
            <text:p><text:span text:style-name="T3">Ninja Training</text:span></text:p>
            <text:p text:style-name="P7"><text:span text:style-name="T4">cinturón blanco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mprehension</text:span></text:p>
          </draw:text-box>
        </draw:frame>
        <draw:frame draw:style-name="gr4" draw:text-style-name="P5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Predeterminado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medium.com/analytics-vidhya/python-iterators-vs-iterables-vs-generators-e15b9403292e" xlink:type="simple">https://medium.com/analytics-vidhya/python-iterators-vs-iterables-vs-generators-e15b9403292e</text:a></text:p>
              </text:list-item>
              <text:list-item>
                <text:p><text:a xlink:href="https://docs.python.org/3.6/library/typing.html#typing.Generator" xlink:type="simple">https://docs.python.org/3.6/library/typing.html#typing.Generator</text:a></text:p>
              </text:list-item>
              <text:list-item>
                <text:p><text:a xlink:href="https://book.pythontips.com/en/latest/map_filter.html" xlink:type="simple">https://book.pythontips.com/en/latest/map_filter.html</text:a></text:p>
              </text:list-item>
              <text:list-item>
                <text:p><text:a xlink:href="https://book.pythontips.com/en/latest/comprehensions.html" xlink:type="simple">https://book.pythontips.com/en/latest/comprehensions.html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9-02T14:01:38.906896112</dc:date>
    <meta:editing-duration>P15DT13H30M26S</meta:editing-duration>
    <meta:editing-cycles>769</meta:editing-cycles>
    <meta:generator>LibreOffice/7.5.5.2$Linux_X86_64 LibreOffice_project/50$Build-2</meta:generator>
    <meta:document-statistic meta:object-count="147"/>
  </office:meta>
</office:document-meta>
</file>